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gular Expressions<draw:frame draw:style-name="fr1" draw:name="graphics33" text:anchor-type="as-char" svg:width="16.933cm" svg:height="0.132cm" draw:z-index="0"><draw:image xlink:href="../../../../usr/lib/openoffice/basis3.2/share/gallery/rulers/blurulr6.gif" xlink:type="simple" xlink:show="embed" xlink:actuate="onLoad"/></draw:frame></text:h>
      <text:p text:style-name="P1">If I am chatting with you and I type :-) , you know that I am smiling. If I type :-( , you know that I am sad. Its not only while chatting, but when ever you see a human face, you are somehow able to tell <text:s/>how he or she feels like.</text:p>
      <text:p text:style-name="P1">When ever a person enters a piece of textual data to a requesting program, you can use it to extract important data from that text. For example if you share a link (web page address) with your friends on twitter, it automatically gets converted to a hyperlink. Your friends can click it, and the corresponding web page opens. How does twitter know that you have sent a hyper link?</text:p>
      <text:p text:style-name="P1">If you want to tweet something to me, all you have to do is to put @karthik_ak in your tweet. Automatically this tweet lands into my tweet page. Have you ever wondered how twitter knows about it? Have you ever wondered how they must have programmed it? If you want to know how, welcome to regular expressions.</text:p>
      <text:p text:style-name="P1">Regular expressions is nothing but detecting patterns<text:note text:id="ftn1" text:note-class="footnote"><text:note-citation>1</text:note-citation><text:note-body><text:p text:style-name="Footnote">We as humans detect patterns all the time. For example if your girlfriend or wife is not in a good mood, you better be prepared to eat in hotel</text:p></text:note-body></text:note> in a string. We will see how to do that. Since everything in Ruby is<office:annotation><dc:creator>Kannan </dc:creator><dc:date>2010-11-09T10:17:37</dc:date><text:p text:style-name="P3"><text:span text:style-name="T1">is....</text:span></text:p></office:annotation> a object, regular expression (which I will call R<office:annotation><dc:creator>Kannan </dc:creator><dc:date>2010-11-09T10:18:27</dc:date><text:p text:style-name="P3"><text:span text:style-name="T1">Regexp...</text:span></text:p></office:annotation>egexp from now) is also an object too. Regular expression is not a string, but its a prediction to which either a string gives a positive or negative match. So lets dive in. Type the code below in your irb</text:p>
      <text:p text:style-name="Code">&gt;&gt; //.class </text:p>
      <text:p text:style-name="Code">=&gt; Regexp </text:p>
      <text:p text:style-name="P1">As you have seen, we have put <text:span text:style-name="Code_20_Char">//.class</text:span> and it says its an regular expression. Just like anything you put between single or double quotes is a string, anything you put between two forward slashes is a regular expression. In the above example though <text:span text:style-name="Code_20_Char">//</text:span> is empty, its an empty Regexp.</text:p>
      <text:p text:style-name="P1">Now lets jump into some action. Type the code below</text:p>
      <text:p text:style-name="Code">&gt;&gt; /Hello/.match "Hello World!" </text:p>
      <text:p text:style-name="Code">=&gt; #&lt;MatchData "Hello"&gt; </text:p>
      <text:p text:style-name="P1">Notice from above that we are checking if something called <text:span text:style-name="Code_20_Char">Hello</text:span> is present in the string <text:span text:style-name="Code_20_Char">Hello World!</text:span> . To do so we are checking if the regular expression <text:span text:style-name="Code_20_Char">/Hello/</text:span> is present in <text:span text:style-name="Code_20_Char">“Hello World!”</text:span>. We use a function named <text:span text:style-name="Code_20_Char">match</text:span> which checks if a regular expression is present in a string. The above operation gives a positive match and hence we get <text:span text:style-name="Code_20_Char">#&lt;MatchData "Hello"&gt;</text:span> as output. If its a negative match we would get a nil as shown below:</text:p>
      <text:p text:style-name="Code">&gt;&gt; /hello/.match "Hello World" </text:p>
      <text:p text:style-name="Code">=&gt; nil </text:p>
      <text:p text:style-name="P1">As seen above, when we change the case of H in Hello to lower case and do the same thing we get a nil or no match. Hence <text:span text:style-name="Code_20_Char">match</text:span> matches only if the cases are equal. </text:p>
      <text:p text:style-name="P1">Its not that we can match only whole words. We can search for a part of words too. In below example we check the occurrence of <text:span text:style-name="Code_20_Char">Wor</text:span> in <text:span text:style-name="Code_20_Char">“Hello World!”</text:span>. Since <text:span text:style-name="Code_20_Char">Wor</text:span> is present in <text:span text:style-name="Code_20_Char">World!</text:span>, the match returns a positive result. </text:p>
      <text:p text:style-name="Code">&gt;&gt; /Wor/.match "Hello World!" </text:p>
      <text:p text:style-name="Code">=&gt; #&lt;MatchData "Wor"&gt; </text:p>
      <text:p text:style-name="P1">Its not just the Regexp class that has a match function, even String class has a match function that can take in a Regexp and match it with string as shown below:</text:p>
      <text:p text:style-name="Code">&gt;&gt; "Hello World!".match(/Hello/) </text:p>
      <text:p text:style-name="Code">=&gt; #&lt;MatchData "Hello"&gt; </text:p>
      <text:p text:style-name="Code"/>
      <text:p text:style-name="Code"/>
      <text:p text:style-name="P1"/>
      <text:h text:style-name="Heading_20_2" text:outline-level="2"><text:soft-page-break/>Different ways of matching</text:h>
      <text:p text:style-name="P1">There are different ways of matching regular expression with strings. The first one is using the match function as shown below</text:p>
      <text:p text:style-name="Code">&gt;&gt; "Hello World!".match /Hello/ </text:p>
      <text:p text:style-name="Code"><text:s/>=&gt; #&lt;MatchData "Hello"&gt; </text:p>
      <text:p text:style-name="P1">Another way is to use the operator =~ as shown:</text:p>
      <text:p text:style-name="Code">&gt;&gt;"Hello World!" =~ /World/ </text:p>
      <text:p text:style-name="Code"><text:s/>=&gt; 6 </text:p>
      <text:p text:style-name="P1">As you can see the =~ operator returns the position of the match. The W in Hello World! Starts at position 6<text:note text:id="ftn2" text:note-class="footnote"><text:note-citation>2</text:note-citation><text:note-body><text:p text:style-name="Footnote">The reader must know that in computer we start counting from zero and not one. We do it because zero should not feel bad and left out.</text:p></text:note-body></text:note>.</text:p>
      <text:p text:style-name="P1">The third way of matching is to use the triple equal to === operator as shown</text:p>
      <text:p text:style-name="Code">/Hello/ === "Hello World!" </text:p>
      <text:p text:style-name="Code"><text:s/>=&gt; true </text:p>
      <text:p text:style-name="P1"><text:s/>The === returns only true or false and not a comprehensive set of information as the match. It must be noted that in match and =~ the String and Regexp involved can change their position for example <text:s/>/World/ =~ "Hello World!" is same as “Hello World” =~ /World/ . Whereas when using === the Regexp must be always on the left side of the operator or else we will get false all the time as shown:</text:p>
      <text:p text:style-name="Code">&gt;&gt;"Hello World" === /Hello/ </text:p>
      <text:p text:style-name="Code"><text:s/>=&gt; false </text:p>
      <text:p text:style-name="P1"/>
      <text:h text:style-name="Heading_20_2" text:outline-level="2">Prediction with regular expression</text:h>
      <text:p text:style-name="P1">What makes regular expression really cool is the fact that you can prdict or scan for pattern in a string. You can scan if you have phone numbers in entered text, or if a text has email, twitter user names and blah blah. So lets see some of it now.</text:p>
      <text:p text:style-name="P1">To check if a string has numbers in them, we use \d for it. For example like shown</text:p>
      <text:p text:style-name="Code">"My phone number is 12345".match /\d/ </text:p>
      <text:p text:style-name="Code"><text:s/>=&gt; #&lt;MatchData "1"&gt;</text:p>
      <text:p text:style-name="P1">So whats the difference between d and \d. Well if you are a programmer you would have guessed it right, the \ is a escape sequence. And \d means a digit.</text:p>
      <text:p text:style-name="P1">Lets take another fake Mars<text:note text:id="ftn3" text:note-class="footnote"><text:note-citation>3</text:note-citation><text:note-body><text:p text:style-name="Footnote">Why examples must always be “real world”?</text:p></text:note-body></text:note> example. We live in a world where all phone numbers have only 5 digits and we want to scan out only phone numbers from the entered String. So here is it</text:p>
      <text:p text:style-name="Code">&gt;&gt;"My phone number is 12345 and my friends is 67890 and I live in house 17".scan(/\d{5}/) </text:p>
      <text:p text:style-name="Code"><text:s/>=&gt; ["12345", "67890"] </text:p>
      <text:p text:style-name="P1">Now you can really see the true power of regular expression. The number 17 id also a digit, but amazingly we get an array that consists of stings having 5 consecutive numbers. Lets sit and analyze it.</text:p>
      <text:p text:style-name="P1">First we must see whats the difference between the match and scan method. The method match searches for a pattern in a string, if it hits it, it extracts the pattern and gives back to us. The data is of special type and is of class MatchData as you can see in the example below</text:p>
      <text:p text:style-name="Code">&gt;&gt; a = "Hello World!".match /World/ </text:p>
      <text:p text:style-name="Code"><text:s/>=&gt; #&lt;MatchData "World"&gt; </text:p>
      <text:p text:style-name="Code">&gt; &gt; a.class </text:p>
      <text:p text:style-name="Code"><text:s/>=&gt; MatchData </text:p>
      <text:p text:style-name="P1"><text:soft-page-break/>Scn on the other hand works differently. It scans the entire string for that pattern you have given in the Regexp and it takes all the matches and puts it into a Array of Strings.</text:p>
      <text:p text:style-name="P1">The second to understanding working of phone number extractor is what /\d{5}/ mean. As I have said \d stands for digit and \d{5} stands for five consecutive digits. We ut that into a Regexp and hence /\d{5}/.</text:p>
      <text:p text:style-name="P1">So scan(/\d{5}/) means that we must scan for all 5 consecutive digits in the calling string. Simple! :-)</text:p>
      <text:p text:style-name="P1">So we can describe patterns, predict if an pattern is in a string and can scan out those matches with function scan.</text:p>
      <text:h text:style-name="Heading_20_2" text:outline-level="2">.</text:h>
      <text:p text:style-name="P1">The dot character is used as a wildcard in regular expression. It simply matches anything in its place. Lets check out few examples of how it works</text:p>
      <text:p text:style-name="Code">&gt;&gt; /a.c/.match "abc"</text:p>
      <text:p text:style-name="Code">=&gt; #&lt;MatchData "abc"&gt;</text:p>
      <text:p text:style-name="Code">&gt;&gt; /a.c/.match "abdc"</text:p>
      <text:p text:style-name="Code">=&gt; nil</text:p>
      <text:p text:style-name="Code">&gt;&gt; /a.c/.match "arc"</text:p>
      <text:p text:style-name="Code">=&gt; #&lt;MatchData "arc"&gt;</text:p>
      <text:p text:style-name="P1">OK in the above examples tried out in the irb, we see that we try to match regexp /a.c/ with “abc” and it says it matches. What exactly the dot mean. It means that between a and b anything can come, thats what the dot stands for.</text:p>
      <text:p text:style-name="P1">In the second match /a.c/ fails to match “abdc” since there is only one dot between a anc c in the regexp, but there are two characters ba and d between a and c and hence the match fails. In the third case “arc” matches because it just has one character in it thats between a and c.</text:p>
      <text:p text:style-name="P1">It not just characters, you can match anything with the dot as shown</text:p>
      <text:p text:style-name="Code">&gt;&gt; /a.c/.match "a*c"</text:p>
      <text:p text:style-name="Code">=&gt; #&lt;MatchData "a*c"&gt;</text:p>
      <text:p text:style-name="Code">&gt;&gt; /a.c/.match "a c"</text:p>
      <text:p text:style-name="Code">&gt;&gt; /a.c/.match "a2c"</text:p>
      <text:p text:style-name="Code">=&gt; #&lt;MatchData "a2c"&gt;</text:p>
      <text:p text:style-name="P1">So the moral of this story is the dot matches anything.</text:p>
      <text:h text:style-name="Heading_20_2" text:outline-level="2">[]</text:h>
      <text:p text:style-name="Text_20_body">Lets say you have a peculiar situation<text:note text:id="ftn4" text:note-class="footnote"><text:note-citation>4</text:note-citation><text:note-body><text:p text:style-name="Footnote">Haven't u prayed to God you want that girl and when you got her cried out 'God! Why me?!'</text:p></text:note-body></text:note>. You have this fry, dry, cry, try, mry<text:note text:id="ftn0" text:note-class="footnote"><text:note-citation>5</text:note-citation><text:note-body><text:p text:style-name="Footnote">Mry is a new English word invented to explain regular expression in I Love Ruby </text:p></text:note-body></text:note> … You want your pattern matching Regexp to match only cry and dry, how to do it. If you use /ry/ it will match even mry, thats what I want. OK so here is it</text:p>
      <text:p text:style-name="Code">&gt;&gt; "cry".match /[cd]ry/ </text:p>
      <text:p text:style-name="Code"><text:s/>=&gt; #&lt;MatchData "cry"&gt; </text:p>
      <text:p text:style-name="Code">&gt; &gt; "dry".match /[cd]ry/ </text:p>
      <text:p text:style-name="Code"><text:s/>=&gt; #&lt;MatchData "dry"&gt; </text:p>
      <text:p text:style-name="Code">&gt; &gt; "fry".match /[cd]ry/ </text:p>
      <text:p text:style-name="Code"><text:s/>=&gt; nil </text:p>
      <text:p text:style-name="Text_20_body">As you have seen above, you got a match for cry and dry, but not for fry. Notice that [cd] in the regexp /[cd]ry/. So now you know what those square brackets are there for. Got it! If you don't get it, get lost. Thats all I can explain. Shout at me at twitter to @karthik_ak . And before I round this up even /[dc]ry/ works the same way.</text:p>
      <text:p text:style-name="Text_20_body"><text:soft-page-break/>So now lets say that you want your client to enter something in caps or else you want to signal an error. How to do it in regexp</text:p>
      <text:p text:style-name="Text_20_body"># caps.rb</text:p>
      <text:p text:style-name="Text_20_body"/>
      <text:p text:style-name="Text_20_body">puts "Enter something (or everything) in caps: \n"</text:p>
      <text:p text:style-name="Text_20_body">some_string = gets.chop</text:p>
      <text:p text:style-name="Text_20_body">puts "You must enter something in caps! AHHHHHH!!" unless some_string.match /[A-Z]/</text:p>
      <text:p text:style-name="Text_20_body"/>
      <text:p text:style-name="Text_20_body">Output:</text:p>
      <text:p text:style-name="Text_20_body">Enter something (or everything) in caps: </text:p>
      <text:p text:style-name="Text_20_body">no i wont </text:p>
      <text:p text:style-name="Text_20_body">You must enter something in caps! AHHHHHH!! </text:p>
      <text:p text:style-name="Text_20_body"/>
      <text:p text:style-name="Text_20_body">Output 2:</text:p>
      <text:p text:style-name="Text_20_body">Enter somthing (or everything) in caps: </text:p>
      <text:p text:style-name="Text_20_body">Yes i Will </text:p>
      <text:p text:style-name="Text_20_body"/>
      <text:h text:style-name="Heading_20_2" text:outline-level="2">The escaped things</text:h>
      <text:p text:style-name="P1">&gt;&gt; /ba./.match "bat" </text:p>
      <text:p text:style-name="P1"/>
      <text:p text:style-name="P1">=&gt; #&lt;MatchData "bat"&gt; </text:p>
      <text:p text:style-name="P1">&gt;&gt; /ba./.match "bar" </text:p>
      <text:p text:style-name="P1">=&gt; #&lt;MatchData "bar"&gt; </text:p>
      <text:p text:style-name="P1"/>
      <text:p text:style-name="P1">&gt;&gt; /ba[tg]/.match "bat" x</text:p>
      <text:p text:style-name="P1">=&gt; #&lt;MatchData "bat"&gt; </text:p>
      <text:p text:style-name="P1">&gt;&gt; /ba[tg]/.match "bag" </text:p>
      <text:p text:style-name="P1">=&gt; #&lt;MatchData "bag"&gt; </text:p>
      <text:p text:style-name="P1"/>
      <text:p text:style-name="P1">&gt;&gt; /ba[tg]/.match "bar" </text:p>
      <text:p text:style-name="P1">=&gt; nil </text:p>
      <text:p text:style-name="P1"/>
      <text:p text:style-name="P1">&gt;&gt; puts "This string has digits" if /[0-9]/.match "Hello, my name is 5" </text:p>
      <text:p text:style-name="P1">This string has digits </text:p>
      <text:p text:style-name="P1">=&gt; nil</text:p>
      <text:p text:style-name="P1"/>
      <text:p text:style-name="P1"><text:soft-page-break/>&gt;&gt; puts "This string has no digits" if /[^0-9]/.match "Hello, my name is five" </text:p>
      <text:p text:style-name="P1">This string has no digits </text:p>
      <text:p text:style-name="P1">=&gt; nil </text:p>
      <text:p text:style-name="P1"/>
      <text:p text:style-name="P1">&gt;&gt; puts "This string has digits" if /\d/.match "Hello, my name is 5" </text:p>
      <text:p text:style-name="P1">This string has digits </text:p>
      <text:p text:style-name="Code">=&gt; nil </text:p>
      <text:p text:style-name="P1">&gt;&gt; puts "This string has no digits" if /\D/.match "Hello, my name is 5" </text:p>
      <text:p text:style-name="P1">This string has no digits </text:p>
      <text:p text:style-name="Code">=&gt; nil </text:p>
      <text:p text:style-name="P1">&gt;&gt; puts "This string has no digits" if /\D/.match "12345" </text:p>
      <text:p text:style-name="P1">=&gt; nil </text:p>
      <text:p text:style-name="P1">&gt;&gt; </text:p>
      <text:p text:style-name="P1"/>
      <text:p text:style-name="P1"/>
      <text:h text:style-name="Heading_20_2" text:outline-level="2">=~</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11-07T13:11:38</meta:creation-date>
    <dc:date>2011-06-22T13:29:20</dc:date>
    <dc:creator>Karthikeyan K</dc:creator>
    <meta:editing-duration>PT12H3M44S</meta:editing-duration>
    <meta:editing-cycles>25</meta:editing-cycles>
    <meta:generator>LibreOffice/3.3$Linux LibreOffice_project/330m19$Build-202</meta:generator>
    <meta:document-statistic meta:table-count="0" meta:image-count="1" meta:object-count="0" meta:page-count="5" meta:paragraph-count="124" meta:word-count="1739" meta:character-count="9206"/>
  </office:meta>
</office:document-meta>
</file>